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OutputPlugin.process( final Controller controller , final I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OutputPlugin.setPattern( final String requestURI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OutputPlugi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OutputPlugin.isMatch( final URI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